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75cm" fo:min-width="9.11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01cm" fo:min-width="3.18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482cm" fo:min-width="2.62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665cm" fo:min-width="1.58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481cm" fo:min-width="2.625cm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482cm" fo:min-width="2.62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4.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4.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793cm" fo:min-width="2.72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73cm" fo:min-width="4.28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731cm" fo:min-width="4.376cm"/>
    </style:style>
    <style:style style:name="gr1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73cm" fo:min-width="0.788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68cm" fo:min-width="1.892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731cm" fo:min-width="4.376cm"/>
    </style:style>
    <style:style style:name="gr1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729cm" fo:min-width="4.928cm"/>
    </style:style>
    <style:style style:name="gr20" style:family="graphic" style:parent-style-name="standard" style:list-style-name="L1">
      <style:graphic-properties draw:stroke="dash" draw:stroke-dash="Fine_20_Dashed" svg:stroke-color="#000000" draw:fill="none" draw:textarea-horizontal-align="justify" draw:textarea-vertical-align="middle" draw:auto-grow-height="false" fo:min-height="0.731cm" fo:min-width="4.928cm"/>
    </style:style>
    <style:style style:name="gr21" style:family="graphic" style:parent-style-name="standard">
      <style:graphic-properties draw:stroke="solid" draw:stroke-dash="Ultrafine_20_2_20_Dots_20_3_20_Dashes" svg:stroke-color="#000000" draw:fill="none" draw:fill-color="#ffffff" draw:textarea-horizontal-align="justify" draw:textarea-vertical-align="middle" draw:auto-grow-height="false" fo:min-height="3.919cm" fo:min-width="9.252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73cm" fo:min-width="4.376cm"/>
    </style:style>
    <style:style style:name="gr2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Liberation Sans" fo:font-size="18pt" style:letter-kerning="true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margin-left="0cm" fo:margin-right="0cm" fo:text-align="center" fo:text-indent="0cm"/>
      <style:text-properties style:font-name="Liberation Sans" fo:font-size="14pt" style:letter-kerning="true" style:font-size-asian="14pt" style:font-size-complex="14pt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style:font-name="Liberation Sans" fo:font-size="14pt" style:letter-kerning="true" style:font-size-asian="14pt" style:font-size-complex="14pt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615cm" svg:height="5cm" svg:x="-10.7cm" svg:y="-12.2cm">
          <text:p text:style-name="P1"><text:span text:style-name="T1"><text:s text:c="37"/></text:span><text:span text:style-name="T1">硬件</text:span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685cm" svg:height="1.951cm" svg:x="-5.216cm" svg:y="-10.692cm">
          <text:p text:style-name="P1"><text:span text:style-name="T1">处理器单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125cm" svg:height="0.732cm" svg:x="-10.219cm" svg:y="-11.729cm">
          <text:p text:style-name="P1"><text:span text:style-name="T1">按键单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83cm" svg:height="0.915cm" svg:x="0.117cm" svg:y="-10.127cm">
          <text:p text:style-name="P1"><text:span text:style-name="T1">显示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-1.085cm" svg:y1="-9.7cm" svg:x2="0.117cm" svg:y2="-9.7cm">
          <text:p/>
        </draw:line>
        <draw:custom-shape draw:style-name="gr6" draw:text-style-name="P3" draw:layer="layout" svg:width="3.125cm" svg:height="0.731cm" svg:x="-10.219cm" svg:y="-10.021cm">
          <text:p text:style-name="P1"><text:span text:style-name="T1">音频单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125cm" svg:height="0.732cm" svg:x="-10.219cm" svg:y="-10.875cm">
          <text:p text:style-name="P1"><text:span text:style-name="T1">传感器单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125cm" svg:height="0.732cm" svg:x="-10.219cm" svg:y="-9.168cm">
          <text:p text:style-name="P1"><text:span text:style-name="T1">视频单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125cm" svg:height="0.732cm" svg:x="-10.219cm" svg:y="-8.314cm">
          <text:p text:style-name="P1"><text:span text:style-name="T1">触摸屏单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5cm" svg:height="2.5cm" svg:x="-12.4cm" svg:y="-2.8cm">
          <text:p text:style-name="P1"><text:span text:style-name="T1">触摸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5.2cm" svg:height="1.2cm" svg:x="-13.3cm" svg:y="0.7cm">
          <text:p text:style-name="P1"><text:span text:style-name="T1">触摸屏驱动程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3cm" svg:height="1.2cm" svg:x="-13.3cm" svg:y="2.9cm">
          <text:p text:style-name="P1"><text:span text:style-name="T1">上报触摸坐标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3cm" svg:height="1.2cm" svg:x="-13.3cm" svg:y="5cm">
          <text:p text:style-name="P1"><text:span text:style-name="T1">监听坐标事件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3cm" svg:height="1.2cm" svg:x="-13.3cm" svg:y="7.1cm">
          <text:p text:style-name="P1"><text:span text:style-name="T1">触发功能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22cm" svg:height="2.043cm" svg:x="10.056cm" svg:y="-2.2cm">
          <text:p text:style-name="P1"><text:span text:style-name="T1">按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4.784cm" svg:height="0.98cm" svg:x="9.412cm" svg:y="0.66cm">
          <text:p text:style-name="P1"><text:span text:style-name="T1">按键驱动程序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876cm" svg:height="0.981cm" svg:x="9.412cm" svg:y="2.539cm">
          <text:p text:style-name="P1"><text:span text:style-name="T1">上报按键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88cm" svg:height="0.98cm" svg:x="11.896cm" svg:y="7.925cm">
          <text:p text:style-name="P1"><text:span text:style-name="T1">否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784cm" svg:height="1.634cm" svg:x="9.412cm" svg:y="6.291cm">
          <text:p text:style-name="P1"><text:span text:style-name="T1">作为普通按键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draw:layer="layout" svg:width="3.5cm" svg:height="2.5cm" svg:x="-6.5cm" svg:y="-2.8cm">
          <text:p text:style-name="P1"><text:span text:style-name="T1">按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5.2cm" svg:height="1.2cm" svg:x="-7.2cm" svg:y="0.7cm">
          <text:p text:style-name="P1"><text:span text:style-name="T1">按键驱动程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3cm" svg:height="1.2cm" svg:x="-7.2cm" svg:y="2.9cm">
          <text:p text:style-name="P1"><text:span text:style-name="T1">上报按键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3cm" svg:height="1.2cm" svg:x="-7.1cm" svg:y="5cm">
          <text:p text:style-name="P1"><text:span text:style-name="T1">监听按键事件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3cm" svg:height="1.2cm" svg:x="-7.1cm" svg:y="7.1cm">
          <text:p text:style-name="P1"><text:span text:style-name="T1">触发功能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4.196cm" svg:y1="7.108cm" svg:x2="16.68cm" svg:y2="7.108cm">
          <text:p text:style-name="P1"><text:span text:style-name="T1">是</text:span></text:p>
          <text:p text:style-name="P1"/>
        </draw:line>
        <draw:line draw:style-name="gr17" draw:text-style-name="P3" draw:layer="layout" svg:x1="16.68cm" svg:y1="7.108cm" svg:x2="16.68cm" svg:y2="9.232cm">
          <text:p/>
        </draw:line>
        <draw:line draw:style-name="gr17" draw:text-style-name="P3" draw:layer="layout" svg:x1="11.804cm" svg:y1="7.925cm" svg:x2="11.804cm" svg:y2="9.232cm">
          <text:p/>
        </draw:line>
        <draw:custom-shape draw:style-name="gr13" draw:text-style-name="P3" draw:layer="layout" svg:width="4.876cm" svg:height="0.981cm" svg:x="9.412cm" svg:y="4.336cm">
          <text:p text:style-name="P1"><text:span text:style-name="T1">监听按键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876cm" svg:height="0.981cm" svg:x="15.024cm" svg:y="9.232cm">
          <text:p text:style-name="P1"><text:span text:style-name="T1">触发按键功能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4.876cm" svg:height="0.981cm" svg:x="4.26cm" svg:y="9.729cm">
          <text:p text:style-name="P1"><text:span text:style-name="T1">上报坐标事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5.428cm" svg:height="0.979cm" svg:x="5.916cm" svg:y="10.874cm">
          <text:p text:style-name="P6"><text:span text:style-name="T1">上报方向传感器事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5.428cm" svg:height="0.981cm" svg:x="7.756cm" svg:y="12.017cm">
          <text:p text:style-name="P8"><text:span text:style-name="T1">其他任意事件</text:span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9.752cm" svg:height="4.169cm" svg:x="3.892cm" svg:y="9.238cm">
          <text:p text:style-name="P1"><text:s text:c="35"/><text:span text:style-name="T1">上报自定义事件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-10.7cm" svg:y1="-0.3cm" svg:x2="-10.7cm" svg:y2="0.7cm">
          <text:p/>
        </draw:line>
        <draw:line draw:style-name="gr17" draw:text-style-name="P3" draw:layer="layout" svg:x1="-10.7cm" svg:y1="1.9cm" svg:x2="-10.7cm" svg:y2="2.9cm">
          <text:p/>
        </draw:line>
        <draw:line draw:style-name="gr17" draw:text-style-name="P3" draw:layer="layout" svg:x1="-10.7cm" svg:y1="4.1cm" svg:x2="-10.7cm" svg:y2="5cm">
          <text:p/>
        </draw:line>
        <draw:line draw:style-name="gr17" draw:text-style-name="P3" draw:layer="layout" svg:x1="-10.7cm" svg:y1="6.2cm" svg:x2="-10.7cm" svg:y2="7.1cm">
          <text:p/>
        </draw:line>
        <draw:line draw:style-name="gr17" draw:text-style-name="P3" draw:layer="layout" svg:x1="-4.6cm" svg:y1="-0.3cm" svg:x2="-4.6cm" svg:y2="0.7cm">
          <text:p/>
        </draw:line>
        <draw:line draw:style-name="gr17" draw:text-style-name="P3" draw:layer="layout" svg:x1="-4.6cm" svg:y1="1.9cm" svg:x2="-4.6cm" svg:y2="2.9cm">
          <text:p/>
        </draw:line>
        <draw:line draw:style-name="gr17" draw:text-style-name="P3" draw:layer="layout" svg:x1="-4.6cm" svg:y1="4.1cm" svg:x2="-4.6cm" svg:y2="5cm">
          <text:p/>
        </draw:line>
        <draw:line draw:style-name="gr17" draw:text-style-name="P3" draw:layer="layout" svg:x1="-4.6cm" svg:y1="6.2cm" svg:x2="-4.6cm" svg:y2="7.1cm">
          <text:p/>
        </draw:line>
        <draw:line draw:style-name="gr17" draw:text-style-name="P3" draw:layer="layout" svg:x1="11.804cm" svg:y1="-0.157cm" svg:x2="11.804cm" svg:y2="0.66cm">
          <text:p/>
        </draw:line>
        <draw:line draw:style-name="gr17" draw:text-style-name="P3" draw:layer="layout" svg:x1="11.804cm" svg:y1="1.64cm" svg:x2="11.804cm" svg:y2="2.539cm">
          <text:p/>
        </draw:line>
        <draw:line draw:style-name="gr17" draw:text-style-name="P3" draw:layer="layout" svg:x1="11.804cm" svg:y1="3.52cm" svg:x2="11.804cm" svg:y2="4.337cm">
          <text:p/>
        </draw:line>
        <draw:line draw:style-name="gr17" draw:text-style-name="P3" draw:layer="layout" svg:x1="11.804cm" svg:y1="5.317cm" svg:x2="11.804cm" svg:y2="6.297cm">
          <text:p/>
        </draw:line>
        <draw:custom-shape draw:style-name="gr13" draw:text-style-name="P3" draw:layer="layout" svg:width="4.876cm" svg:height="0.981cm" svg:x="1.5cm" svg:y="14.386cm">
          <text:p text:style-name="P1"><text:span text:style-name="T1">触发坐标事件功能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876cm" svg:height="0.98cm" svg:x="3.064cm" svg:y="15.694cm">
          <text:p text:style-name="P1"><text:span text:style-name="T1">触发方向事件功能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876cm" svg:height="0.98cm" svg:x="6.1cm" svg:y="16.92cm">
          <text:p text:style-name="P1"><text:span text:style-name="T1">触发其他事件功能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4.72cm" svg:y1="13.406cm" svg:x2="4.72cm" svg:y2="14.468cm">
          <text:p/>
        </draw:line>
        <draw:line draw:style-name="gr17" draw:text-style-name="P3" draw:layer="layout" svg:x1="6.744cm" svg:y1="13.406cm" svg:x2="6.744cm" svg:y2="15.694cm">
          <text:p/>
        </draw:line>
        <draw:line draw:style-name="gr17" draw:text-style-name="P3" draw:layer="layout" svg:x1="8.584cm" svg:y1="13.406cm" svg:x2="8.584cm" svg:y2="16.919cm">
          <text:p/>
        </draw:line>
        <draw:line draw:style-name="gr23" draw:text-style-name="P3" draw:layer="layout" svg:x1="4.72cm" svg:y1="13.406cm" svg:x2="4.72cm" svg:y2="10.71cm">
          <text:p/>
        </draw:line>
        <draw:line draw:style-name="gr23" draw:text-style-name="P3" draw:layer="layout" svg:x1="8.584cm" svg:y1="13.407cm" svg:x2="8.584cm" svg:y2="12.998cm">
          <text:p/>
        </draw:line>
        <draw:line draw:style-name="gr23" draw:text-style-name="P3" draw:layer="layout" svg:x1="6.744cm" svg:y1="13.406cm" svg:x2="6.744cm" svg:y2="11.8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20:25:29.007235276</meta:creation-date>
    <dc:date>2018-01-12T14:12:05.950625910</dc:date>
    <meta:editing-duration>P5DT8H45M44S</meta:editing-duration>
    <meta:editing-cycles>11</meta:editing-cycles>
    <meta:generator>LibreOffice/5.4.3.2$Linux_X86_64 LibreOffice_project/40m0$Build-2</meta:generator>
    <meta:document-statistic meta:object-count="54"/>
  </office:meta>
</office:document-meta>
</file>